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ee0c" officeooo:paragraph-rsid="001dee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alisation d'une recherche Internet sur les objets scientifiques.</text:p>
      <text:p text:style-name="P1"/>
      <text:p text:style-name="P1">Vous devez présenter un objet qui à besoin des sciences pour fonctionner ou pour être fabriqué. Expliquer quelles sciences sont nécessaires au fonctionnement de votre obj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4.2$Windows_x86 LibreOffice_project/0a0440ccc0227ad9829de5f46be37cfb6edcf72</meta:generator>
    <dc:date>2015-09-19T12:14:26.214000000</dc:date>
    <meta:document-statistic meta:table-count="0" meta:image-count="0" meta:object-count="0" meta:page-count="1" meta:paragraph-count="2" meta:word-count="34" meta:character-count="239" meta:non-whitespace-character-count="207"/>
    <meta:user-defined meta:name="Info 1"/>
    <meta:user-defined meta:name="Info 2"/>
    <meta:user-defined meta:name="Info 3"/>
    <meta:user-defined meta:name="Info 4"/>
  </office:meta>
</office:document-meta>
</file>